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solid" draw:fill-color="#ff3366"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標準-title">
      <style:graphic-properties draw:auto-grow-height="true" fo:min-height="3.507cm"/>
    </style:style>
    <style:style style:name="pr2" style:family="presentation" style:parent-style-name="標準-outline1">
      <style:graphic-properties fo:min-height="13.609cm"/>
    </style:style>
    <style:style style:name="pr3" style:family="presentation" style:parent-style-name="標準-notes">
      <style:graphic-properties draw:fill-color="#ffffff" draw:auto-grow-height="true" fo:min-height="13.365cm"/>
    </style:style>
    <style:style style:name="pr4" style:family="presentation" style:parent-style-name="標準-title">
      <style:graphic-properties fo:min-height="3.256cm"/>
    </style:style>
    <style:style style:name="pr5" style:family="presentation" style:parent-style-name="標準-notes">
      <style:graphic-properties draw:fill-color="#ffffff" fo:min-height="13.114cm"/>
    </style:style>
    <style:style style:name="pr6" style:family="presentation" style:parent-style-name="標準-outline1">
      <style:graphic-properties fo:min-height="13.61cm"/>
    </style:style>
    <style:style style:name="P1" style:family="paragraph">
      <style:paragraph-properties fo:text-align="cente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frame presentation:style-name="pr1" draw:layer="layout" svg:width="25.199cm" svg:height="3.507cm" svg:x="1.4cm" svg:y="0.837cm" presentation:class="title" presentation:placeholder="true">
          <draw:text-box/>
        </draw:frame>
        <draw:frame presentation:style-name="pr2" draw:layer="layout" svg:width="25.199cm" svg:height="13.859cm" svg:x="1.4cm" svg:y="4.914cm" presentation:class="outline">
          <draw:text-box>
            <text:list text:style-name="L1">
              <text:list-item>
                <text:p>データ依存の期待値</text:p>
              </text:list-item>
              <text:list-item>
                <text:p>データ非依存の期待値</text:p>
              </text:list-item>
              <text:list-item>
                <text:p>最大尤度学習に必要とされる勾配</text:p>
              </text:list-item>
            </text:list>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標準" presentation:presentation-page-layout-name="AL1T1">
        <draw:frame presentation:style-name="pr4" draw:layer="layout" svg:width="25.199cm" svg:height="3.256cm" svg:x="1.4cm" svg:y="0.962cm" presentation:class="title">
          <draw:text-box>
            <text:p>3 Boltzmann Machine</text:p>
          </draw:text-box>
        </draw:frame>
        <draw:frame presentation:style-name="pr2" draw:layer="layout" svg:width="11.1cm" svg:height="13.859cm" svg:x="1.4cm" svg:y="4.914cm" presentation:class="outline" presentation:user-transformed="true">
          <draw:text-box>
            <text:list text:style-name="L1">
              <text:list-item>
                <text:p>エネルギー関数</text:p>
              </text:list-item>
              <text:list-item>
                <text:p>確率</text:p>
              </text:list-item>
              <text:list-item>
                <text:p>分配関数</text:p>
              </text:list-item>
              <text:list-item>
                <text:p>条件付き分布</text:p>
                <text:p/>
              </text:list-item>
              <text:list-item>
                <text:p>全てのデータの分布</text:p>
                <text:p>朱鷺の杜Wiki</text:p>
                <text:p/>
              </text:list-item>
              <text:list-item>
                <text:p>データ依存の期待値</text:p>
              </text:list-item>
              <text:list-item>
                <text:p>データ非依存の期待値</text:p>
              </text:list-item>
            </text:list>
          </draw:text-box>
        </draw:frame>
        <draw:frame draw:style-name="gr2" draw:layer="layout" svg:width="9.389cm" svg:height="1.188cm" svg:x="13.5cm" svg:y="4.812cm">
          <draw:object xlink:href="./Object 8" xlink:type="simple" xlink:show="embed" xlink:actuate="onLoad"/>
          <draw:image xlink:href="./ObjectReplacements/Object 8" xlink:type="simple" xlink:show="embed" xlink:actuate="onLoad"/>
        </draw:frame>
        <draw:frame draw:style-name="gr2" draw:layer="layout" svg:width="10.661cm" svg:height="1.416cm" svg:x="13.5cm" svg:y="6.084cm">
          <draw:object xlink:href="./Object 9" xlink:type="simple" xlink:show="embed" xlink:actuate="onLoad"/>
          <draw:image xlink:href="./ObjectReplacements/Object 9" xlink:type="simple" xlink:show="embed" xlink:actuate="onLoad"/>
        </draw:frame>
        <draw:frame draw:style-name="gr2" draw:layer="layout" svg:width="7.684cm" svg:height="0.856cm" svg:x="13.5cm" svg:y="8.144cm">
          <draw:object xlink:href="./Object 10" xlink:type="simple" xlink:show="embed" xlink:actuate="onLoad"/>
          <draw:image xlink:href="./ObjectReplacements/Object 10" xlink:type="simple" xlink:show="embed" xlink:actuate="onLoad"/>
        </draw:frame>
        <draw:frame draw:style-name="gr2" draw:layer="layout" svg:width="10.07cm" svg:height="1.621cm" svg:x="13.5cm" svg:y="9cm">
          <draw:object xlink:href="./Object 11" xlink:type="simple" xlink:show="embed" xlink:actuate="onLoad"/>
          <draw:image xlink:href="./ObjectReplacements/Object 11" xlink:type="simple" xlink:show="embed" xlink:actuate="onLoad"/>
        </draw:frame>
        <draw:frame draw:style-name="gr2" draw:layer="layout" svg:width="10.129cm" svg:height="0.794cm" svg:x="13.371cm" svg:y="11.206cm">
          <draw:object xlink:href="./Object 12" xlink:type="simple" xlink:show="embed" xlink:actuate="onLoad"/>
          <draw:image xlink:href="./ObjectReplacements/Object 12" xlink:type="simple" xlink:show="embed" xlink:actuate="onLoad"/>
        </draw:frame>
        <draw:frame draw:style-name="gr2" draw:layer="layout" svg:width="7.88cm" svg:height="0.66cm" svg:x="14cm" svg:y="14.34cm">
          <draw:object xlink:href="./Object 13" xlink:type="simple" xlink:show="embed" xlink:actuate="onLoad"/>
          <draw:image xlink:href="./ObjectReplacements/Object 13" xlink:type="simple" xlink:show="embed" xlink:actuate="onLoad"/>
        </draw:frame>
        <draw:frame draw:style-name="gr2" draw:layer="layout" svg:width="6.04cm" svg:height="1.209cm" svg:x="14cm" svg:y="14.791cm">
          <draw:object xlink:href="./Object 14" xlink:type="simple" xlink:show="embed" xlink:actuate="onLoad"/>
          <draw:image xlink:href="./ObjectReplacements/Object 14" xlink:type="simple" xlink:show="embed" xlink:actuate="onLoad"/>
        </draw:frame>
        <draw:frame draw:style-name="gr2" draw:layer="layout" svg:width="2.011cm" svg:height="0.66cm" svg:x="14.489cm" svg:y="16.34cm">
          <draw:object xlink:href="./Object 15" xlink:type="simple" xlink:show="embed" xlink:actuate="onLoad"/>
          <draw:image xlink:href="./ObjectReplacements/Object 15" xlink:type="simple" xlink:show="embed" xlink:actuate="onLoad"/>
        </draw:frame>
        <draw:frame draw:style-name="gr2" draw:layer="layout" svg:width="1.787cm" svg:height="0.66cm" svg:x="14.5cm" svg:y="17.5cm">
          <draw:object xlink:href="./Object 16" xlink:type="simple" xlink:show="embed" xlink:actuate="onLoad"/>
          <draw:image xlink:href="./ObjectReplacements/Object 16" xlink:type="simple" xlink:show="embed" xlink:actuate="onLoad"/>
        </draw:frame>
        <presentation:notes draw:style-name="dp2">
          <draw:page-thumbnail draw:style-name="gr1" draw:layer="layout" svg:width="14.848cm" svg:height="11.135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標準" presentation:presentation-page-layout-name="AL1T1">
        <draw:frame presentation:style-name="pr4" draw:layer="layout" svg:width="25.199cm" svg:height="3.256cm" svg:x="1.4cm" svg:y="0.962cm" presentation:class="title">
          <draw:text-box>
            <text:p>分配関数</text:p>
          </draw:text-box>
        </draw:frame>
        <draw:frame presentation:style-name="pr2" draw:layer="layout" svg:width="25.199cm" svg:height="13.859cm" svg:x="1.4cm" svg:y="4.914cm" presentation:class="outline" presentation:user-transformed="true">
          <draw:text-box>
            <text:list text:style-name="L1">
              <text:list-item>
                <text:p>ある系の物理量の統計集団的平均を計算する際に用いられる規格化定数</text:p>
              </text:list-item>
              <text:list-item>
                <text:p>単に分配関数と呼ぶときカノニカル分布における分配関数を指し,Zで表す</text:p>
              </text:list-item>
            </text:list>
          </draw:text-box>
        </draw:frame>
        <presentation:notes draw:style-name="dp2">
          <draw:page-thumbnail draw:style-name="gr1" draw:layer="layout" svg:width="14.848cm" svg:height="11.135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標準" presentation:presentation-page-layout-name="AL1T1">
        <draw:frame presentation:style-name="pr4" draw:layer="layout" svg:width="25.199cm" svg:height="3.256cm" svg:x="1.4cm" svg:y="0.962cm" presentation:class="title">
          <draw:text-box>
            <text:p>カノニカル分布</text:p>
          </draw:text-box>
        </draw:frame>
        <draw:frame presentation:style-name="pr2" draw:layer="layout" svg:width="25.199cm" svg:height="11.086cm" svg:x="1.4cm" svg:y="4.914cm" presentation:class="outline" presentation:user-transformed="true">
          <draw:text-box>
            <text:list text:style-name="L1">
              <text:list-item>
                <text:p>カノニカル分布,または正準分布</text:p>
              </text:list-item>
              <text:list-item>
                <text:p>統計力学において微視的状態を表現する統計集団の一つである正準集団（カノニカルアンサンブル）に従う統計分布</text:p>
              </text:list-item>
              <text:list-item>
                <text:p>カノニカル分布は熱浴との間でエネルギーを自由にやりとりできる系に対応する統計分布</text:p>
              </text:list-item>
              <text:list-item>
                <text:p/>
              </text:list-item>
            </text:list>
          </draw:text-box>
        </draw:frame>
        <draw:frame draw:style-name="gr2" draw:layer="layout" svg:width="6.208cm" svg:height="1.188cm" svg:x="10.792cm" svg:y="18.312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5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標準" presentation:presentation-page-layout-name="AL1T1">
        <draw:frame presentation:style-name="pr4" draw:layer="layout" svg:width="25.199cm" svg:height="3.256cm" svg:x="1.4cm" svg:y="0.962cm" presentation:class="title" presentation:placeholder="true">
          <draw:text-box/>
        </draw:frame>
        <draw:frame presentation:style-name="pr2" draw:layer="layout" svg:width="9.1cm" svg:height="14.586cm" svg:x="1.4cm" svg:y="4.914cm" presentation:class="outline" presentation:user-transformed="true">
          <draw:text-box>
            <text:list text:style-name="L1">
              <text:list-item>
                <text:p>逆温度</text:p>
              </text:list-item>
              <text:list-item>
                <text:p>ボルツマン定数</text:p>
              </text:list-item>
              <text:list-item>
                <text:p>ボルツマン因子</text:p>
              </text:list-item>
              <text:list-item>
                <text:p>分配関数</text:p>
              </text:list-item>
            </text:list>
          </draw:text-box>
        </draw:frame>
        <draw:frame draw:style-name="gr2" draw:layer="layout" svg:width="4.007cm" svg:height="0.757cm" svg:x="10.993cm" svg:y="10cm">
          <draw:object xlink:href="./Object 4" xlink:type="simple" xlink:show="embed" xlink:actuate="onLoad"/>
          <draw:image xlink:href="./ObjectReplacements/Object 4" xlink:type="simple" xlink:show="embed" xlink:actuate="onLoad"/>
        </draw:frame>
        <draw:frame draw:style-name="gr2" draw:layer="layout" svg:width="2.698cm" svg:height="0.661cm" svg:x="11.002cm" svg:y="8.289cm">
          <draw:object xlink:href="./Object 5" xlink:type="simple" xlink:show="embed" xlink:actuate="onLoad"/>
          <draw:image xlink:href="./ObjectReplacements/Object 5" xlink:type="simple" xlink:show="embed" xlink:actuate="onLoad"/>
        </draw:frame>
        <draw:frame draw:style-name="gr2" draw:layer="layout" svg:width="0.53cm" svg:height="0.604cm" svg:x="11.278cm" svg:y="6.783cm">
          <draw:object xlink:href="./Object 6" xlink:type="simple" xlink:show="embed" xlink:actuate="onLoad"/>
          <draw:image xlink:href="./ObjectReplacements/Object 6" xlink:type="simple" xlink:show="embed" xlink:actuate="onLoad"/>
        </draw:frame>
        <draw:frame draw:style-name="gr2" draw:layer="layout" svg:width="1.773cm" svg:height="1.188cm" svg:x="11.227cm" svg:y="4.812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4.848cm" svg:height="11.135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標準" presentation:presentation-page-layout-name="AL1T1">
        <draw:frame presentation:style-name="pr1" draw:layer="layout" svg:width="25.199cm" svg:height="3.507cm" svg:x="1.4cm" svg:y="0.837cm" presentation:class="title">
          <draw:text-box>
            <text:p>最大尤度学習</text:p>
          </draw:text-box>
        </draw:frame>
        <draw:frame presentation:style-name="pr2" draw:layer="layout" svg:width="25.199cm" svg:height="13.859cm" svg:x="1.4cm" svg:y="4.914cm" presentation:class="outline" presentation:placeholder="true" presentation:user-transformed="true">
          <draw:text-box/>
        </draw:frame>
        <presentation:notes draw:style-name="dp2">
          <draw:page-thumbnail draw:style-name="gr1" draw:layer="layout" svg:width="14.848cm" svg:height="11.135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標準" presentation:presentation-page-layout-name="AL1T1">
        <draw:frame presentation:style-name="pr4" draw:layer="layout" svg:width="25.199cm" svg:height="3.256cm" svg:x="1.4cm" svg:y="0.962cm" presentation:class="title">
          <draw:text-box>
            <text:p>最尤法</text:p>
          </draw:text-box>
        </draw:frame>
        <draw:frame presentation:style-name="pr2" draw:layer="layout" svg:width="25.199cm" svg:height="8.586cm" svg:x="1.4cm" svg:y="4.914cm" presentation:class="outline" presentation:user-transformed="true">
          <draw:text-box>
            <text:list text:style-name="L1">
              <text:list-item>
                <text:p>パラメトリック法（間隔尺度で正規分布）のなかで,もっともポピュラーかつ古典的な推定法</text:p>
              </text:list-item>
              <text:list-item>
                <text:p>学習データがもっとも生起しやすいように</text:p>
                <text:p>モデルパラメータθを決定する</text:p>
              </text:list-item>
              <text:list-item>
                <text:p>変数Xの確率分布がモデルパラメータθを用いて条件付き確率P（X｜θ）で表せるとしたら,</text:p>
              </text:list-item>
            </text:list>
          </draw:text-box>
        </draw:frame>
        <draw:frame draw:style-name="gr2" draw:layer="layout" svg:width="1.999cm" svg:height="0.999cm" svg:x="12.968cm" svg:y="10.022cm">
          <draw:object xlink:href="./Object 2" xlink:type="simple" xlink:show="embed" xlink:actuate="onLoad"/>
          <draw:image xlink:href="./ObjectReplacements/Object 2" xlink:type="simple" xlink:show="embed" xlink:actuate="onLoad"/>
        </draw:frame>
        <draw:frame draw:style-name="gr2" draw:layer="layout" svg:width="6.186cm" svg:height="0.661cm" svg:x="5.5cm" svg:y="14cm">
          <draw:object xlink:href="./Object 17" xlink:type="simple" xlink:show="embed" xlink:actuate="onLoad"/>
          <draw:image xlink:href="./ObjectReplacements/Object 17" xlink:type="simple" xlink:show="embed" xlink:actuate="onLoad"/>
        </draw:frame>
        <presentation:notes draw:style-name="dp2">
          <draw:page-thumbnail draw:style-name="gr1" draw:layer="layout" svg:width="14.848cm" svg:height="11.135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標準" presentation:presentation-page-layout-name="AL1T1">
        <draw:frame presentation:style-name="pr4" draw:layer="layout" svg:width="25.199cm" svg:height="3.256cm" svg:x="1.4cm" svg:y="0.962cm" presentation:class="title">
          <draw:text-box>
            <text:p>最尤法</text:p>
          </draw:text-box>
        </draw:frame>
        <draw:frame presentation:style-name="pr2" draw:layer="layout" svg:width="25.199cm" svg:height="13.859cm" svg:x="1.4cm" svg:y="4.914cm" presentation:class="outline">
          <draw:text-box>
            <text:list text:style-name="L1">
              <text:list-item>
                <text:p>学習データが,もっとも生起しやすいように</text:p>
                <text:p>モデルパラメータθを決める</text:p>
                <text:p/>
              </text:list-item>
              <text:list-item>
                <text:p>を最大化するθを推定値θとする</text:p>
                <text:p/>
              </text:list-item>
              <text:list-item>
                <text:p>実際に利用するためには尤度関数を直接最大化するのではなく対数尤度関数</text:p>
                <text:p/>
              </text:list-item>
              <text:list-item>
                <text:p>となり解析的な取扱いが容易となる</text:p>
              </text:list-item>
            </text:list>
          </draw:text-box>
        </draw:frame>
        <draw:frame draw:style-name="gr2" draw:layer="layout" svg:width="3.982cm" svg:height="0.999cm" svg:x="7cm" svg:y="8.001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5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標準" presentation:presentation-page-layout-name="AL1T1">
        <draw:frame presentation:style-name="pr4" draw:layer="layout" svg:width="25.199cm" svg:height="3.256cm" svg:x="1.4cm" svg:y="0.962cm" presentation:class="title">
          <draw:text-box>
            <text:p>M-Hアルゴリズム</text:p>
          </draw:text-box>
        </draw:frame>
        <draw:frame presentation:style-name="pr6" draw:layer="layout" svg:width="25.199cm" svg:height="4.086cm" svg:x="1.4cm" svg:y="4.914cm" presentation:class="outline" presentation:user-transformed="true">
          <draw:text-box>
            <text:list text:style-name="L1">
              <text:list-item>
                <text:p>直接サンプリングするのが難しい確率分布から統計標本の配列を生成するのに用いられるマルコフ連鎖を構築するのに用いられる手法</text:p>
              </text:list-item>
            </text:list>
          </draw:text-box>
        </draw:frame>
        <draw:custom-shape draw:style-name="gr3" draw:text-style-name="P1" draw:id="id1" draw:layer="layout" svg:width="2cm" svg:height="2cm" svg:x="9.5cm" svg:y="12.5cm">
          <text:p text:style-name="P1">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2" draw:layer="layout" svg:width="2cm" svg:height="2cm" svg:x="15cm" svg:y="12.5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11.206cm" svg:y1="12.792cm" svg:x2="15.292cm" svg:y2="12.792cm" draw:start-shape="id1" draw:start-glue-point="11" draw:end-shape="id2" draw:end-glue-point="5" svg:d="m11206 12792h4086">
          <text:p text:style-name="P1">Q(xt|x')</text:p>
        </draw:connector>
        <draw:connector draw:style-name="gr4" draw:text-style-name="P1" draw:layer="layout" draw:type="line" svg:x1="15.292cm" svg:y1="14.206cm" svg:x2="11.206cm" svg:y2="14.206cm" draw:start-shape="id2" draw:start-glue-point="7" draw:end-shape="id1" draw:end-glue-point="9" svg:d="m15292 14206h-4086">
          <text:p text:style-name="P1">Q(x'|xt)</text:p>
        </draw:connector>
        <presentation:notes draw:style-name="dp2">
          <draw:page-thumbnail draw:style-name="gr1" draw:layer="layout" svg:width="14.848cm" svg:height="11.135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標準" presentation:presentation-page-layout-name="AL1T1">
        <draw:frame presentation:style-name="pr4" draw:layer="layout" svg:width="25.199cm" svg:height="3.256cm" svg:x="1.4cm" svg:y="0.962cm" presentation:class="title">
          <draw:text-box>
            <text:p>ギブスサンプリング</text:p>
          </draw:text-box>
        </draw:frame>
        <draw:frame presentation:style-name="pr2" draw:layer="layout" svg:width="25.199cm" svg:height="13.859cm" svg:x="1.4cm" svg:y="4.914cm" presentation:class="outline">
          <draw:text-box>
            <text:list text:style-name="L1">
              <text:list-item>
                <text:p>M-Hアルゴリズムの特殊系</text:p>
              </text:list-item>
              <text:list-item>
                <text:p>ギブスサンプリング(Gibbs sampling)とは、確率分布からサンプルを得るのに用いられるマルコフ連鎖モンテカルロ法の単純な型.</text:p>
              </text:list-item>
              <text:list-item>
                <text:p>ベイズ学習で利用されることが多く、決定的手法が指数の時間やメモリを必要とする大きなネットワークの場合には特に役に立つ.</text:p>
              </text:list-item>
              <text:list-item>
                <text:p>２つ以上の確率変数の結合分布から統計標本の配列を生成するアルゴリズム.</text:p>
              </text:list-item>
              <text:list-item>
                <text:p>生成された配列は目標分布の近似や積分を計算するのに用いられる.</text:p>
              </text:list-item>
              <text:list-item>
                <text:p>事後分布を計算する方法として考案された</text:p>
              </text:list-item>
            </text:list>
          </draw:text-box>
        </draw:frame>
        <presentation:notes draw:style-name="dp2">
          <draw:page-thumbnail draw:style-name="gr1" draw:layer="layout" svg:width="14.848cm" svg:height="11.135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標準" presentation:presentation-page-layout-name="AL1T1">
        <draw:frame presentation:style-name="pr4" draw:layer="layout" svg:width="25.199cm" svg:height="3.256cm" svg:x="1.4cm" svg:y="0.962cm" presentation:class="title">
          <draw:text-box>
            <text:p>ギブスサンプラー</text:p>
          </draw:text-box>
        </draw:frame>
        <draw:frame presentation:style-name="pr6" draw:layer="layout" svg:width="25.199cm" svg:height="3.086cm" svg:x="1.4cm" svg:y="4.914cm" presentation:class="outline" presentation:user-transformed="true">
          <draw:text-box>
            <text:list text:style-name="L1">
              <text:list-item>
                <text:p>MCMCにおいて頻繁に利用されるアルゴリズム</text:p>
              </text:list-item>
            </text:list>
          </draw:text-box>
        </draw:frame>
        <presentation:notes draw:style-name="dp2">
          <draw:page-thumbnail draw:style-name="gr1" draw:layer="layout" svg:width="14.848cm" svg:height="11.135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標準" presentation:presentation-page-layout-name="AL1T1">
        <draw:frame presentation:style-name="pr4" draw:layer="layout" svg:width="25.199cm" svg:height="3.256cm" svg:x="1.4cm" svg:y="0.962cm" presentation:class="title">
          <draw:text-box>
            <text:p>詳細釣り合いの条件</text:p>
          </draw:text-box>
        </draw:frame>
        <draw:frame presentation:style-name="pr6" draw:layer="layout" svg:width="25.199cm" svg:height="13.86cm" svg:x="1.4cm" svg:y="4.914cm" presentation:class="outline">
          <draw:text-box>
            <text:list text:style-name="L1">
              <text:list-item>
                <text:p>熱平衡におけるミクロな状態変化を考えた場合、そこに含まれるどの過程の起こる頻度も、その逆過程の起こる頻度と等しいことを指す</text:p>
              </text:list-item>
            </text:list>
          </draw:text-box>
        </draw:frame>
        <presentation:notes draw:style-name="dp2">
          <draw:page-thumbnail draw:style-name="gr1" draw:layer="layout" svg:width="14.848cm" svg:height="11.135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標準" presentation:presentation-page-layout-name="AL1T1">
        <draw:frame presentation:style-name="pr4" draw:layer="layout" svg:width="25.199cm" svg:height="3.256cm" svg:x="1.4cm" svg:y="0.962cm" presentation:class="title">
          <draw:text-box>
            <text:p>Kullback Divergence</text:p>
          </draw:text-box>
        </draw:frame>
        <draw:frame presentation:style-name="pr6" draw:layer="layout" svg:width="25.199cm" svg:height="13.86cm" svg:x="1.4cm" svg:y="4.914cm" presentation:class="outline">
          <draw:text-box>
            <text:list text:style-name="L1">
              <text:list-item>
                <text:p>分布の近さをはかる</text:p>
              </text:list-item>
            </text:list>
          </draw:text-box>
        </draw:frame>
        <presentation:notes draw:style-name="dp2">
          <draw:page-thumbnail draw:style-name="gr1" draw:layer="layout" svg:width="14.848cm" svg:height="11.135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1" draw:master-page-name="標準" presentation:presentation-page-layout-name="AL1T1">
        <draw:frame presentation:style-name="pr4" draw:layer="layout" svg:width="25.199cm" svg:height="3.256cm" svg:x="1.4cm" svg:y="0.962cm" presentation:class="title">
          <draw:text-box>
            <text:p>変分法（汎関数微分）</text:p>
          </draw:text-box>
        </draw:frame>
        <draw:frame presentation:style-name="pr6" draw:layer="layout" svg:width="16.1cm" svg:height="13.86cm" svg:x="1.4cm" svg:y="4.914cm" presentation:class="outline" presentation:user-transformed="true">
          <draw:text-box>
            <text:list text:style-name="L1">
              <text:list-item>
                <text:p>汎関数</text:p>
                <text:list>
                  <text:list-item>
                    <text:p>関数Fの形により I は変化する</text:p>
                  </text:list-item>
                  <text:list-item>
                    <text:p>このような I を汎関数と呼ぶ．</text:p>
                  </text:list-item>
                </text:list>
              </text:list-item>
            </text:list>
          </draw:text-box>
        </draw:frame>
        <draw:frame draw:style-name="gr2" draw:layer="layout" svg:width="2.956cm" svg:height="1.318cm" svg:x="18cm" svg:y="6.5cm">
          <draw:object xlink:href="./Object 18" xlink:type="simple" xlink:show="embed" xlink:actuate="onLoad"/>
          <draw:image xlink:href="./ObjectReplacements/Object 18" xlink:type="simple" xlink:show="embed" xlink:actuate="onLoad"/>
        </draw:frame>
        <presentation:notes draw:style-name="dp2">
          <draw:page-thumbnail draw:style-name="gr1" draw:layer="layout" svg:width="14.848cm" svg:height="11.135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標準" presentation:presentation-page-layout-name="AL1T1">
        <draw:frame presentation:style-name="pr4" draw:layer="layout" svg:width="25.199cm" svg:height="3.256cm" svg:x="1.4cm" svg:y="0.962cm" presentation:class="title">
          <draw:text-box>
            <text:p>naive mean field approximate</text:p>
          </draw:text-box>
        </draw:frame>
        <draw:frame presentation:style-name="pr6" draw:layer="layout" svg:width="25.199cm" svg:height="13.86cm" svg:x="1.4cm" svg:y="4.914cm" presentation:class="outline">
          <draw:text-box>
            <text:list text:style-name="L1">
              <text:list-item>
                <text:p>ナイーブ平均場近似</text:p>
              </text:list-item>
            </text:list>
          </draw:text-box>
        </draw:frame>
        <draw:frame draw:style-name="gr2" draw:layer="layout" svg:width="6.179cm" svg:height="0.935cm" svg:x="4.821cm" svg:y="7cm">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4.848cm" svg:height="11.135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1" draw:master-page-name="標準" presentation:presentation-page-layout-name="AL1T1">
        <draw:frame presentation:style-name="pr4" draw:layer="layout" svg:width="25.199cm" svg:height="3.256cm" svg:x="1.4cm" svg:y="0.962cm" presentation:class="title">
          <draw:text-box>
            <text:p>イジングモデルによる平均場近似</text:p>
          </draw:text-box>
        </draw:frame>
        <draw:frame presentation:style-name="pr6" draw:layer="layout" svg:width="12.6cm" svg:height="3.586cm" svg:x="1.4cm" svg:y="4.914cm" presentation:class="outline" presentation:user-transformed="true">
          <draw:text-box>
            <text:list text:style-name="L1">
              <text:list-item>
                <text:p>強い相互さようのある系を解析するための基本的な近似手法</text:p>
              </text:list-item>
            </text:list>
          </draw:text-box>
        </draw:frame>
        <draw:line draw:style-name="gr5" draw:text-style-name="P1" draw:layer="layout" svg:x1="17cm" svg:y1="7cm" svg:x2="26cm" svg:y2="7cm">
          <text:p/>
        </draw:line>
        <draw:line draw:style-name="gr5" draw:text-style-name="P1" draw:layer="layout" svg:x1="15.9cm" svg:y1="8.4cm" svg:x2="24.9cm" svg:y2="8.4cm">
          <text:p/>
        </draw:line>
        <draw:line draw:style-name="gr5" draw:text-style-name="P1" draw:layer="layout" svg:x1="14.9cm" svg:y1="10cm" svg:x2="23.9cm" svg:y2="10cm">
          <text:p/>
        </draw:line>
        <draw:line draw:style-name="gr5" draw:text-style-name="P1" draw:layer="layout" svg:x1="20cm" svg:y1="6cm" svg:x2="15.5cm" svg:y2="11cm">
          <text:p/>
        </draw:line>
        <draw:line draw:style-name="gr5" draw:text-style-name="P1" draw:layer="layout" svg:x1="22.4cm" svg:y1="6cm" svg:x2="17.9cm" svg:y2="11cm">
          <text:p/>
        </draw:line>
        <draw:line draw:style-name="gr5" draw:text-style-name="P1" draw:layer="layout" svg:x1="25cm" svg:y1="6cm" svg:x2="20.5cm" svg:y2="11cm">
          <text:p/>
        </draw:line>
        <draw:line draw:style-name="gr6" draw:text-style-name="P1" draw:layer="layout" svg:x1="17cm" svg:y1="10.7cm" svg:x2="17cm" svg:y2="8.7cm">
          <text:p/>
        </draw:line>
        <draw:line draw:style-name="gr6" draw:text-style-name="P1" draw:layer="layout" svg:x1="22.3cm" svg:y1="7.8cm" svg:x2="22.3cm" svg:y2="5.8cm">
          <text:p/>
        </draw:line>
        <draw:line draw:style-name="gr6" draw:text-style-name="P1" draw:layer="layout" svg:x1="25cm" svg:y1="7.7cm" svg:x2="25cm" svg:y2="5.7cm">
          <text:p/>
        </draw:line>
        <draw:line draw:style-name="gr6" draw:text-style-name="P1" draw:layer="layout" svg:x1="23.9cm" svg:y1="9.5cm" svg:x2="23.9cm" svg:y2="7.5cm">
          <text:p/>
        </draw:line>
        <draw:line draw:style-name="gr6" draw:text-style-name="P1" draw:layer="layout" svg:x1="20.8cm" svg:y1="9.3cm" svg:x2="20.8cm" svg:y2="7.3cm">
          <text:p/>
        </draw:line>
        <draw:line draw:style-name="gr6" draw:text-style-name="P1" draw:layer="layout" svg:x1="19.6cm" svg:y1="5.8cm" svg:x2="19.6cm" svg:y2="7.8cm">
          <text:p/>
        </draw:line>
        <draw:line draw:style-name="gr6" draw:text-style-name="P1" draw:layer="layout" svg:x1="18.3cm" svg:y1="7.2cm" svg:x2="18.3cm" svg:y2="9.2cm">
          <text:p/>
        </draw:line>
        <draw:line draw:style-name="gr6" draw:text-style-name="P1" draw:layer="layout" svg:x1="19.7cm" svg:y1="8.9cm" svg:x2="19.7cm" svg:y2="10.9cm">
          <text:p/>
        </draw:line>
        <draw:line draw:style-name="gr6" draw:text-style-name="P1" draw:layer="layout" svg:x1="22.4cm" svg:y1="9.1cm" svg:x2="22.4cm" svg:y2="11.1cm">
          <text:p/>
        </draw:line>
        <draw:custom-shape draw:style-name="gr7" draw:text-style-name="P1" draw:layer="layout" svg:width="1cm" svg:height="2cm" svg:x="20cm" svg:y="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8" draw:text-style-name="P1" draw:layer="layout" svg:width="11.5cm" svg:height="3.5cm" svg:x="14.5cm" svg:y="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 draw:layer="layout" svg:width="7cm" svg:height="1.1cm" svg:x="16.8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1" draw:layer="layout" svg:x1="20.5cm" svg:y1="16.8cm" svg:x2="20.5cm" svg:y2="14.5cm">
          <text:p/>
        </draw:line>
        <draw:custom-shape draw:style-name="gr7" draw:text-style-name="P1" draw:layer="layout" svg:width="8cm" svg:height="1cm" svg:x="16.4cm" svg:y="14.5cm">
          <text:p/>
          <draw:enhanced-geometry svg:viewBox="0 0 21600 21600" draw:type="block-arc" draw:modifiers="104.038013537888 7484.6684322516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9" draw:layer="layout" svg:width="2.407cm" svg:height="0.886cm" svg:x="24.9cm" svg:y="14.3cm">
          <draw:text-box>
            <text:p>平均場</text:p>
          </draw:text-box>
        </draw:frame>
        <presentation:notes draw:style-name="dp2">
          <draw:page-thumbnail draw:style-name="gr1" draw:layer="layout" svg:width="14.848cm" svg:height="11.135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標準" presentation:presentation-page-layout-name="AL1T1">
        <draw:frame presentation:style-name="pr4" draw:layer="layout" svg:width="25.199cm" svg:height="3.256cm" svg:x="1.4cm" svg:y="0.962cm" presentation:class="title">
          <draw:text-box>
            <text:p>Annealed Importance Sampling</text:p>
          </draw:text-box>
        </draw:frame>
        <draw:frame presentation:style-name="pr6" draw:layer="layout" svg:width="25.199cm" svg:height="13.86cm" svg:x="1.4cm" svg:y="4.914cm" presentation:class="outline" presentation:placeholder="true" presentation:user-transformed="true">
          <draw:text-box/>
        </draw:frame>
        <presentation:notes draw:style-name="dp2">
          <draw:page-thumbnail draw:style-name="gr1" draw:layer="layout" svg:width="14.848cm" svg:height="11.135cm" svg:x="3.075cm" svg:y="2.257cm" draw:page-number="17"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 モナー P明朝'" style:font-family-generic="roman" style:font-pitch="variable" fo:font-size="24pt" fo:language="en" fo:country="US" style:font-family-asian="'IPA モナー Pゴシック'" style:font-family-generic-asian="system" style:font-pitch-asian="variable" style:font-size-asian="24pt" style:language-asian="ja" style:country-asian="JP" style:font-family-complex="'IPA モナー P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 モナー Pゴシック'" style:font-family-generic="roman" style:font-pitch="variable" fo:font-size="18pt" fo:font-style="normal" fo:text-shadow="none" style:text-underline-style="none" fo:font-weight="normal" style:letter-kerning="true" style:font-family-asian="'IPA モナー Pゴシック'" style:font-family-generic-asian="system" style:font-pitch-asian="variable" style:font-size-asian="18pt" style:font-style-asian="normal" style:font-weight-asian="normal" style:font-family-complex="'IPA モナー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IPA モナー Pゴシック'" style:font-family-generic="roman" style:font-pitch="variable" fo:font-size="20pt" fo:font-style="normal" fo:text-shadow="none" style:text-underline-style="none" fo:font-weight="normal" style:letter-kerning="true" style:font-family-asian="'IPA モナー Pゴシック'" style:font-family-generic-asian="system" style:font-pitch-asian="variable" style:font-size-asian="20pt" style:font-style-asian="normal" style:font-weight-asian="normal" style:font-family-complex="'IPA モナー P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IPA モナー Pゴシック'" style:font-family-generic="roman" style:font-pitch="variable" fo:font-size="44pt" fo:font-style="normal" fo:text-shadow="none" style:text-underline-style="none" fo:font-weight="normal" style:letter-kerning="true" style:font-family-asian="'IPA モナー Pゴシック'" style:font-family-generic-asian="system" style:font-pitch-asian="variable" style:font-size-asian="44pt" style:font-style-asian="normal" style:font-weight-asian="normal" style:font-family-complex="'IPA モナー P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9</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9</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kitaka Shiogai</meta:initial-creator>
    <meta:creation-date>2010-11-26T13:29:04</meta:creation-date>
    <meta:editing-duration>PT26H40M10S</meta:editing-duration>
    <meta:editing-cycles>95</meta:editing-cycles>
    <dc:date>2010-12-06T20:09:00</dc:date>
    <dc:creator>Akitaka Shiogai</dc:creator>
    <meta:generator>OpenOffice.org/3.1$Linux OpenOffice.org_project/310m19$Build-9420</meta:generator>
    <meta:document-statistic meta:object-count="134"/>
  </office:meta>
</office:document-meta>
</file>

<file path=Object 1/content.xml><?xml version="1.0" encoding="utf-8"?>
<!DOCTYPE math  PUBLIC '-//OpenOffice.org//DTD Modified W3C MathML 1.01//EN'  'math.dtd'>
<math:math xmlns:math="http://www.w3.org/1998/Math/MathML">
  <math:semantics>
    <math:mrow>
      <math:mrow>
        <math:mover math:accent="true">
          <math:mo math:stretchy="false">θ</math:mo>
          <math:mo math:stretchy="false">ˆ</math:mo>
        </math:mover>
        <math:mo math:stretchy="false">=</math:mo>
        <math:munder>
          <math:mi math:fontstyle="italic">argmax</math:mi>
          <math:mo math:stretchy="false">θ</math:mo>
        </math:munder>
      </math:mrow>
      <math:mi/>
      <math:mi>f</math:mi>
      <math:mrow>
        <math:mo math:stretchy="false">(</math:mo>
        <math:mo math:stretchy="false">θ</math:mo>
        <math:mo math:stretchy="false">)</math:mo>
      </math:mrow>
    </math:mrow>
    <math:annotation math:encoding="StarMath 5.0">hat %theta = argmax csub{%theta}~f(%theta) </math:annotation>
  </math:semantics>
</math:math>
</file>

<file path=Object 10/content.xml><?xml version="1.0" encoding="utf-8"?>
<!DOCTYPE math  PUBLIC '-//OpenOffice.org//DTD Modified W3C MathML 1.01//EN'  'math.dtd'>
<math:math xmlns:math="http://www.w3.org/1998/Math/MathML">
  <math:semantics>
    <math:mrow>
      <math:mi>Z</math:mi>
      <math:mrow>
        <math:mrow>
          <math:mo math:stretchy="false">(</math:mo>
          <math:mo math:stretchy="false">θ</math:mo>
          <math:mo math:stretchy="false">)</math:mo>
        </math:mrow>
        <math:mo math:stretchy="false">=</math:mo>
        <math:mrow>
          <math:msub>
            <math:mo math:stretchy="false">∑</math:mo>
            <math:mi>v</math:mi>
          </math:msub>
          <math:mrow>
            <math:msub>
              <math:mo math:stretchy="false">∑</math:mo>
              <math:mi>h</math:mi>
            </math:msub>
            <math:mi>exp</math:mi>
          </math:mrow>
        </math:mrow>
      </math:mrow>
      <math:mrow>
        <math:mo math:stretchy="false">(</math:mo>
        <math:mrow>
          <math:mrow>
            <math:mo math:stretchy="false">−</math:mo>
            <math:mi>E</math:mi>
          </math:mrow>
          <math:mrow>
            <math:mo math:stretchy="false">(</math:mo>
            <math:mrow>
              <math:mi>v</math:mi>
              <math:mi>,</math:mi>
              <math:mi>h</math:mi>
              <math:mi>;</math:mi>
              <math:mo math:stretchy="false">θ</math:mo>
            </math:mrow>
            <math:mo math:stretchy="false">)</math:mo>
          </math:mrow>
        </math:mrow>
        <math:mo math:stretchy="false">)</math:mo>
      </math:mrow>
    </math:mrow>
    <math:annotation math:encoding="StarMath 5.0">Z(%theta) = sum_v sum_h exp( - E(v,h;%theta) )</math:annotation>
  </math:semantics>
</math:math>
</file>

<file path=Object 11/content.xml><?xml version="1.0" encoding="utf-8"?>
<!DOCTYPE math  PUBLIC '-//OpenOffice.org//DTD Modified W3C MathML 1.01//EN'  'math.dtd'>
<math:math xmlns:math="http://www.w3.org/1998/Math/MathML">
  <math:semantics>
    <math:mtable>
      <math:mtr>
        <math:mrow/>
      </math:mtr>
      <math:mtr>
        <math:mrow>
          <math:mi>p</math:mi>
          <math:mrow>
            <math:mrow>
              <math:mo math:stretchy="false">(</math:mo>
              <math:mrow>
                <math:mrow>
                  <math:msub>
                    <math:mi>h</math:mi>
                    <math:mi>j</math:mi>
                  </math:msub>
                  <math:mo math:stretchy="false">=</math:mo>
                  <math:mn>1</math:mn>
                </math:mrow>
                <math:mo math:stretchy="false"/>
                <math:mi>,</math:mi>
                <math:msub>
                  <math:mi>h</math:mi>
                  <math:mrow>
                    <math:mo math:stretchy="false">−</math:mo>
                    <math:mi>j</math:mi>
                  </math:mrow>
                </math:msub>
              </math:mrow>
              <math:mo math:stretchy="false">)</math:mo>
            </math:mrow>
            <math:mo math:stretchy="false">=</math:mo>
            <math:mo math:stretchy="false">σ</math:mo>
          </math:mrow>
          <math:mrow>
            <math:mo math:stretchy="false">(</math:mo>
            <math:mrow>
              <math:mrow>
                <math:msubsup>
                  <math:mo math:stretchy="false">∑</math:mo>
                  <math:mrow>
                    <math:mi>i</math:mi>
                    <math:mo math:stretchy="false">=</math:mo>
                    <math:mn>1</math:mn>
                  </math:mrow>
                  <math:mi>D</math:mi>
                </math:msubsup>
                <math:msub>
                  <math:mi>W</math:mi>
                  <math:mi math:fontstyle="italic">ij</math:mi>
                </math:msub>
              </math:mrow>
              <math:mrow>
                <math:msub>
                  <math:mi>v</math:mi>
                  <math:mi>i</math:mi>
                </math:msub>
                <math:mo math:stretchy="false">+</math:mo>
                <math:mrow>
                  <math:msubsup>
                    <math:mo math:stretchy="false">∑</math:mo>
                    <math:mrow>
                      <math:mi>m</math:mi>
                      <math:mo math:stretchy="false">=</math:mo>
                      <math:mn>1</math:mn>
                    </math:mrow>
                    <math:mi>P</math:mi>
                  </math:msubsup>
                  <math:msub>
                    <math:mi>J</math:mi>
                    <math:mi math:fontstyle="italic">jm</math:mi>
                  </math:msub>
                </math:mrow>
              </math:mrow>
              <math:msub>
                <math:mi>h</math:mi>
                <math:mi>j</math:mi>
              </math:msub>
            </math:mrow>
            <math:mo math:stretchy="false">)</math:mo>
          </math:mrow>
        </math:mrow>
      </math:mtr>
    </math:mtable>
    <math:annotation math:encoding="StarMath 5.0">p(h_j = 1 \| v, h_{-j}) = %sigma(sum^D_{i=1} W_{ij} v_{i} + sum^{P}_{m=1} J_{jm} h_{j})</math:annotation>
  </math:semantics>
</math:math>
</file>

<file path=Object 12/content.xml><?xml version="1.0" encoding="utf-8"?>
<!DOCTYPE math  PUBLIC '-//OpenOffice.org//DTD Modified W3C MathML 1.01//EN'  'math.dtd'>
<math:math xmlns:math="http://www.w3.org/1998/Math/MathML">
  <math:semantics>
    <math:mrow>
      <math:mi>p</math:mi>
      <math:mrow>
        <math:mrow>
          <math:mo math:stretchy="false">(</math:mo>
          <math:mrow>
            <math:mrow>
              <math:msub>
                <math:mi>v</math:mi>
                <math:mi>i</math:mi>
              </math:msub>
              <math:mo math:stretchy="false">=</math:mo>
              <math:mrow>
                <math:mn>1</math:mn>
                <math:mo math:stretchy="false">∨</math:mo>
                <math:mi>h</math:mi>
              </math:mrow>
            </math:mrow>
            <math:mi>,</math:mi>
            <math:msub>
              <math:mi>v</math:mi>
              <math:mi>i</math:mi>
            </math:msub>
          </math:mrow>
          <math:mo math:stretchy="false">)</math:mo>
        </math:mrow>
        <math:mo math:stretchy="false">=</math:mo>
        <math:mo math:stretchy="false">σ</math:mo>
      </math:mrow>
      <math:mrow>
        <math:mo math:stretchy="false">(</math:mo>
        <math:mrow>
          <math:mrow>
            <math:msubsup>
              <math:mo math:stretchy="false">∑</math:mo>
              <math:mrow>
                <math:mi>j</math:mi>
                <math:mo math:stretchy="false">=</math:mo>
                <math:mn>1</math:mn>
              </math:mrow>
              <math:mi>P</math:mi>
            </math:msubsup>
            <math:msub>
              <math:mi>W</math:mi>
              <math:mi math:fontstyle="italic">ij</math:mi>
            </math:msub>
          </math:mrow>
          <math:mrow>
            <math:msub>
              <math:mi>h</math:mi>
              <math:mi>j</math:mi>
            </math:msub>
            <math:mo math:stretchy="false">+</math:mo>
            <math:mrow>
              <math:msubsup>
                <math:mo math:stretchy="false">∑</math:mo>
                <math:mrow>
                  <math:mi>k</math:mi>
                  <math:mo math:stretchy="false">=</math:mo>
                  <math:mn>1</math:mn>
                </math:mrow>
                <math:mi>D</math:mi>
              </math:msubsup>
              <math:msub>
                <math:mi>L</math:mi>
                <math:mi math:fontstyle="italic">ik</math:mi>
              </math:msub>
            </math:mrow>
          </math:mrow>
          <math:msub>
            <math:mi>v</math:mi>
            <math:mi>j</math:mi>
          </math:msub>
        </math:mrow>
        <math:mo math:stretchy="false">)</math:mo>
      </math:mrow>
    </math:mrow>
    <math:annotation math:encoding="StarMath 5.0">p(v_i = 1 | h, v_{i}) = %sigma( sum^{P}_{j=1} W_{ij} h_{j} + sum^{D}_{k=1} L_{ik} v_{j})</math:annotation>
  </math:semantics>
</math:math>
</file>

<file path=Object 13/content.xml><?xml version="1.0" encoding="utf-8"?>
<!DOCTYPE math  PUBLIC '-//OpenOffice.org//DTD Modified W3C MathML 1.01//EN'  'math.dtd'>
<math:math xmlns:math="http://www.w3.org/1998/Math/MathML">
  <math:semantics>
    <math:mrow>
      <math:msub>
        <math:mi>P</math:mi>
        <math:mi math:fontstyle="italic">data</math:mi>
      </math:msub>
      <math:mrow>
        <math:mrow>
          <math:mo math:stretchy="false">(</math:mo>
          <math:mrow>
            <math:mi>h</math:mi>
            <math:mi>,</math:mi>
            <math:mi>v</math:mi>
            <math:mi>;</math:mi>
            <math:mo math:stretchy="false">θ</math:mo>
          </math:mrow>
          <math:mo math:stretchy="false">)</math:mo>
        </math:mrow>
        <math:mo math:stretchy="false">=</math:mo>
        <math:mi>p</math:mi>
      </math:mrow>
      <math:mrow>
        <math:mo math:stretchy="false">(</math:mo>
        <math:mrow>
          <math:mrow>
            <math:mi>h</math:mi>
            <math:mo math:stretchy="false">∨</math:mo>
            <math:mi>v</math:mi>
          </math:mrow>
          <math:mi>;</math:mi>
          <math:mo math:stretchy="false">θ</math:mo>
        </math:mrow>
        <math:mo math:stretchy="false">)</math:mo>
      </math:mrow>
      <math:msub>
        <math:mi>P</math:mi>
        <math:mi math:fontstyle="italic">data</math:mi>
      </math:msub>
      <math:mrow>
        <math:mo math:stretchy="false">(</math:mo>
        <math:mi>v</math:mi>
        <math:mo math:stretchy="false">)</math:mo>
      </math:mrow>
    </math:mrow>
    <math:annotation math:encoding="StarMath 5.0">P_{data}(h,v;%theta) = p(h|v;%theta) P_{data}(v)</math:annotation>
  </math:semantics>
</math:math>
</file>

<file path=Object 14/content.xml><?xml version="1.0" encoding="utf-8"?>
<!DOCTYPE math  PUBLIC '-//OpenOffice.org//DTD Modified W3C MathML 1.01//EN'  'math.dtd'>
<math:math xmlns:math="http://www.w3.org/1998/Math/MathML">
  <math:semantics>
    <math:mrow>
      <math:msub>
        <math:mi>P</math:mi>
        <math:mi math:fontstyle="italic">data</math:mi>
      </math:msub>
      <math:mrow>
        <math:mrow>
          <math:mo math:stretchy="false">(</math:mo>
          <math:mi>v</math:mi>
          <math:mo math:stretchy="false">)</math:mo>
        </math:mrow>
        <math:mo math:stretchy="false">=</math:mo>
        <math:mfrac>
          <math:mn>1</math:mn>
          <math:mi>N</math:mi>
        </math:mfrac>
      </math:mrow>
      <math:mrow>
        <math:msub>
          <math:mo math:stretchy="false">∑</math:mo>
          <math:mi>n</math:mi>
        </math:msub>
        <math:mo math:stretchy="false">δ</math:mo>
      </math:mrow>
      <math:mrow>
        <math:mo math:stretchy="false">(</math:mo>
        <math:mrow>
          <math:mi>v</math:mi>
          <math:mo math:stretchy="false">−</math:mo>
          <math:msub>
            <math:mi>v</math:mi>
            <math:mi>n</math:mi>
          </math:msub>
        </math:mrow>
        <math:mo math:stretchy="false">)</math:mo>
      </math:mrow>
    </math:mrow>
    <math:annotation math:encoding="StarMath 5.0">P_{data}(v) = 1 over N sum_{n} %delta(v - v_n)</math:annotation>
  </math:semantics>
</math:math>
</file>

<file path=Object 15/content.xml><?xml version="1.0" encoding="utf-8"?>
<!DOCTYPE math  PUBLIC '-//OpenOffice.org//DTD Modified W3C MathML 1.01//EN'  'math.dtd'>
<math:math xmlns:math="http://www.w3.org/1998/Math/MathML">
  <math:semantics>
    <math:mrow>
      <math:msub>
        <math:mi>E</math:mi>
        <math:mi math:fontstyle="italic">Pmodel</math:mi>
      </math:msub>
      <math:mrow>
        <math:mo math:stretchy="false">[</math:mo>
        <math:mo math:stretchy="false">]</math:mo>
      </math:mrow>
    </math:mrow>
    <math:annotation math:encoding="StarMath 5.0">E_{Pmodel}[]</math:annotation>
  </math:semantics>
</math:math>
</file>

<file path=Object 16/content.xml><?xml version="1.0" encoding="utf-8"?>
<!DOCTYPE math  PUBLIC '-//OpenOffice.org//DTD Modified W3C MathML 1.01//EN'  'math.dtd'>
<math:math xmlns:math="http://www.w3.org/1998/Math/MathML">
  <math:semantics>
    <math:mrow>
      <math:msub>
        <math:mi>E</math:mi>
        <math:mi math:fontstyle="italic">Pdata</math:mi>
      </math:msub>
      <math:mrow>
        <math:mo math:stretchy="false">[</math:mo>
        <math:mo math:stretchy="false">]</math:mo>
      </math:mrow>
    </math:mrow>
    <math:annotation math:encoding="StarMath 5.0">E_{Pdata}[]</math:annotation>
  </math:semantics>
</math:math>
</file>

<file path=Object 17/content.xml><?xml version="1.0" encoding="utf-8"?>
<!DOCTYPE math  PUBLIC '-//OpenOffice.org//DTD Modified W3C MathML 1.01//EN'  'math.dtd'>
<math:math xmlns:math="http://www.w3.org/1998/Math/MathML">
  <math:semantics>
    <math:mrow>
      <math:mi>f</math:mi>
      <math:mrow>
        <math:mrow>
          <math:mo math:stretchy="false">(</math:mo>
          <math:mo math:stretchy="false">θ</math:mo>
          <math:mo math:stretchy="false">)</math:mo>
        </math:mrow>
        <math:mo math:stretchy="false">=</math:mo>
        <math:mi>P</math:mi>
      </math:mrow>
      <math:mrow>
        <math:mrow>
          <math:mo math:stretchy="false">(</math:mo>
          <math:mrow>
            <math:mi math:fontstyle="italic">Dx</math:mi>
            <math:mo math:stretchy="false">∣</math:mo>
            <math:mo math:stretchy="false">θ</math:mo>
          </math:mrow>
          <math:mo math:stretchy="false">)</math:mo>
        </math:mrow>
        <math:mo math:stretchy="false">=</math:mo>
        <math:msub>
          <math:mi>P</math:mi>
          <math:mi>i</math:mi>
        </math:msub>
      </math:mrow>
      <math:mi>P</math:mi>
      <math:mrow>
        <math:mo math:stretchy="false">(</math:mo>
        <math:mrow>
          <math:msub>
            <math:mi>x</math:mi>
            <math:mi>i</math:mi>
          </math:msub>
          <math:mo math:stretchy="false">∣</math:mo>
          <math:mo math:stretchy="false">θ</math:mo>
        </math:mrow>
        <math:mo math:stretchy="false">)</math:mo>
      </math:mrow>
    </math:mrow>
    <math:annotation math:encoding="StarMath 5.0">f(%theta) = P(Dx divides %theta) = P_{i} P(x_i divides %theta)</math:annotation>
  </math:semantics>
</math:math>
</file>

<file path=Object 18/content.xml><?xml version="1.0" encoding="utf-8"?>
<!DOCTYPE math  PUBLIC '-//OpenOffice.org//DTD Modified W3C MathML 1.01//EN'  'math.dtd'>
<math:math xmlns:math="http://www.w3.org/1998/Math/MathML">
  <math:semantics>
    <math:mrow>
      <math:mrow>
        <math:mi>I</math:mi>
        <math:mo math:stretchy="false">=</math:mo>
        <math:mrow>
          <math:munderover>
            <math:mo math:stretchy="false">∫</math:mo>
            <math:mi>A</math:mi>
            <math:mi>B</math:mi>
          </math:munderover>
          <math:mi>F</math:mi>
        </math:mrow>
      </math:mrow>
      <math:mrow>
        <math:mo math:stretchy="false">(</math:mo>
        <math:mi>x</math:mi>
        <math:mo math:stretchy="false">)</math:mo>
      </math:mrow>
      <math:mi math:fontstyle="italic">dx</math:mi>
    </math:mrow>
    <math:annotation math:encoding="StarMath 5.0">I = int from{A} to{B} F(x) dx</math:annotation>
  </math:semantics>
</math:math>
</file>

<file path=Object 19/content.xml><?xml version="1.0" encoding="utf-8"?>
<!DOCTYPE math  PUBLIC '-//OpenOffice.org//DTD Modified W3C MathML 1.01//EN'  'math.dtd'>
<math:math xmlns:math="http://www.w3.org/1998/Math/MathML">
  <math:semantics>
    <math:mrow>
      <math:mo math:stretchy="false">μ</math:mo>
      <math:mo math:stretchy="false">←</math:mo>
      <math:mo math:stretchy="false">σ</math:mo>
      <math:mrow>
        <math:mo math:stretchy="false">(</math:mo>
        <math:mrow>
          <math:mrow>
            <math:munder>
              <math:mo math:stretchy="false">∑</math:mo>
              <math:mi>i</math:mi>
            </math:munder>
            <math:msub>
              <math:mi>W</math:mi>
              <math:mi math:fontstyle="italic">ij</math:mi>
            </math:msub>
          </math:mrow>
          <math:mrow>
            <math:msub>
              <math:mi>v</math:mi>
              <math:mi>i</math:mi>
            </math:msub>
            <math:mo math:stretchy="false">+</math:mo>
            <math:mrow>
              <math:munder>
                <math:mo math:stretchy="false">∑</math:mo>
                <math:mrow>
                  <math:mi>m</math:mi>
                  <math:mo math:stretchy="false">∖</math:mo>
                  <math:mi>j</math:mi>
                </math:mrow>
              </math:munder>
              <math:msub>
                <math:mi>J</math:mi>
                <math:mi math:fontstyle="italic">mj</math:mi>
              </math:msub>
            </math:mrow>
          </math:mrow>
          <math:msub>
            <math:mo math:stretchy="false">μ</math:mo>
            <math:mi>m</math:mi>
          </math:msub>
        </math:mrow>
        <math:mo math:stretchy="false">)</math:mo>
      </math:mrow>
    </math:mrow>
    <math:annotation math:encoding="StarMath 5.0">%mu leftarrow %sigma( sum csub{i} W_{ij} v_{i} + sum csub{m setminus j} J_{mj} %mu_m)</math:annotation>
  </math:semantics>
</math:math>
</file>

<file path=Object 2/content.xml><?xml version="1.0" encoding="utf-8"?>
<!DOCTYPE math  PUBLIC '-//OpenOffice.org//DTD Modified W3C MathML 1.01//EN'  'math.dtd'>
<math:math xmlns:math="http://www.w3.org/1998/Math/MathML"/>
</file>

<file path=Object 3/content.xml><?xml version="1.0" encoding="utf-8"?>
<!DOCTYPE math  PUBLIC '-//OpenOffice.org//DTD Modified W3C MathML 1.01//EN'  'math.dtd'>
<math:math xmlns:math="http://www.w3.org/1998/Math/MathML">
  <math:semantics>
    <math:mrow>
      <math:mrow>
        <math:msub>
          <math:mi>p</math:mi>
          <math:mi>i</math:mi>
        </math:msub>
        <math:mo math:stretchy="false">=</math:mo>
        <math:mfrac>
          <math:mn>1</math:mn>
          <math:mi>Z</math:mi>
        </math:mfrac>
      </math:mrow>
      <math:mrow>
        <math:msup>
          <math:mi>exp</math:mi>
          <math:mrow>
            <math:mrow>
              <math:mo math:stretchy="false">−</math:mo>
              <math:mo math:stretchy="false">β</math:mo>
            </math:mrow>
            <math:msub>
              <math:mi>E</math:mi>
              <math:mi>i</math:mi>
            </math:msub>
          </math:mrow>
        </math:msup>
        <math:mo math:stretchy="false">=</math:mo>
        <math:mfrac>
          <math:mn>1</math:mn>
          <math:mi>Z</math:mi>
        </math:mfrac>
      </math:mrow>
      <math:msup>
        <math:mi>exp</math:mi>
        <math:mrow>
          <math:mrow>
            <math:mo math:stretchy="false">−</math:mo>
            <math:msub>
              <math:mi>E</math:mi>
              <math:mi>i</math:mi>
            </math:msub>
          </math:mrow>
          <math:mo math:stretchy="false">/</math:mo>
          <math:mrow>
            <math:mo math:stretchy="false">(</math:mo>
            <math:mi math:fontstyle="italic">kT</math:mi>
            <math:mo math:stretchy="false">)</math:mo>
          </math:mrow>
        </math:mrow>
      </math:msup>
    </math:mrow>
    <math:annotation math:encoding="StarMath 5.0">p_i = {1} over {Z} exp^{-%beta E_i} = {1} over {Z} exp^{-E_i / (kT)}</math:annotation>
  </math:semantics>
</math:math>
</file>

<file path=Object 4/content.xml><?xml version="1.0" encoding="utf-8"?>
<!DOCTYPE math  PUBLIC '-//OpenOffice.org//DTD Modified W3C MathML 1.01//EN'  'math.dtd'>
<math:math xmlns:math="http://www.w3.org/1998/Math/MathML">
  <math:semantics>
    <math:mrow>
      <math:mi>Z</math:mi>
      <math:mrow>
        <math:mrow>
          <math:mo math:stretchy="false">(</math:mo>
          <math:mo math:stretchy="false">β</math:mo>
          <math:mo math:stretchy="false">)</math:mo>
        </math:mrow>
        <math:mo math:stretchy="false">=</math:mo>
        <math:mrow>
          <math:msub>
            <math:mo math:stretchy="false">∑</math:mo>
            <math:mi>i</math:mi>
          </math:msub>
          <math:msup>
            <math:mi>exp</math:mi>
            <math:mrow>
              <math:mrow>
                <math:mo math:stretchy="false">−</math:mo>
                <math:mo math:stretchy="false">β</math:mo>
              </math:mrow>
              <math:msub>
                <math:mi>E</math:mi>
                <math:mi>i</math:mi>
              </math:msub>
            </math:mrow>
          </math:msup>
        </math:mrow>
      </math:mrow>
    </math:mrow>
    <math:annotation math:encoding="StarMath 5.0">Z(%beta) = sum_i exp^{-%beta E_i}</math:annotation>
  </math:semantics>
</math:math>
</file>

<file path=Object 5/content.xml><?xml version="1.0" encoding="utf-8"?>
<!DOCTYPE math  PUBLIC '-//OpenOffice.org//DTD Modified W3C MathML 1.01//EN'  'math.dtd'>
<math:math xmlns:math="http://www.w3.org/1998/Math/MathML">
  <math:semantics>
    <math:mrow>
      <math:mi>exp</math:mi>
      <math:mrow>
        <math:mo math:stretchy="false">[</math:mo>
        <math:mrow>
          <math:mrow>
            <math:mo math:stretchy="false">−</math:mo>
            <math:mo math:stretchy="false">β</math:mo>
          </math:mrow>
          <math:msub>
            <math:mi>E</math:mi>
            <math:mi>i</math:mi>
          </math:msub>
        </math:mrow>
        <math:mo math:stretchy="false">]</math:mo>
      </math:mrow>
    </math:mrow>
    <math:annotation math:encoding="StarMath 5.0">exp [ - %beta E_i]</math:annotation>
  </math:semantics>
</math:math>
</file>

<file path=Object 6/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7/content.xml><?xml version="1.0" encoding="utf-8"?>
<!DOCTYPE math  PUBLIC '-//OpenOffice.org//DTD Modified W3C MathML 1.01//EN'  'math.dtd'>
<math:math xmlns:math="http://www.w3.org/1998/Math/MathML">
  <math:semantics>
    <math:mrow>
      <math:mo math:stretchy="false">β</math:mo>
      <math:mo math:stretchy="false">=</math:mo>
      <math:mfrac>
        <math:mn>1</math:mn>
        <math:mi math:fontstyle="italic">kT</math:mi>
      </math:mfrac>
    </math:mrow>
    <math:annotation math:encoding="StarMath 5.0">%beta = {1} over {kT}</math:annotation>
  </math:semantics>
</math:math>
</file>

<file path=Object 8/content.xml><?xml version="1.0" encoding="utf-8"?>
<!DOCTYPE math  PUBLIC '-//OpenOffice.org//DTD Modified W3C MathML 1.01//EN'  'math.dtd'>
<math:math xmlns:math="http://www.w3.org/1998/Math/MathML">
  <math:semantics>
    <math:mrow>
      <math:mi>E</math:mi>
      <math:mrow>
        <math:mrow>
          <math:mo math:stretchy="false">(</math:mo>
          <math:mrow>
            <math:mi>v</math:mi>
            <math:mi>,</math:mi>
            <math:mi>h</math:mi>
            <math:mi>;</math:mi>
            <math:mo math:stretchy="false">θ</math:mo>
          </math:mrow>
          <math:mo math:stretchy="false">)</math:mo>
        </math:mrow>
        <math:mo math:stretchy="false">=</math:mo>
        <math:mrow>
          <math:mo math:stretchy="false">−</math:mo>
          <math:mfrac>
            <math:mn>1</math:mn>
            <math:mn>2</math:mn>
          </math:mfrac>
        </math:mrow>
      </math:mrow>
      <math:msup>
        <math:mi>v</math:mi>
        <math:mi>T</math:mi>
      </math:msup>
      <math:mi>L</math:mi>
      <math:mrow>
        <math:mi>v</math:mi>
        <math:mo math:stretchy="false">−</math:mo>
        <math:mfrac>
          <math:mn>1</math:mn>
          <math:mn>2</math:mn>
        </math:mfrac>
      </math:mrow>
      <math:msup>
        <math:mi>h</math:mi>
        <math:mi>T</math:mi>
      </math:msup>
      <math:mi>J</math:mi>
      <math:mrow>
        <math:mi>h</math:mi>
        <math:mo math:stretchy="false">−</math:mo>
        <math:msup>
          <math:mi>v</math:mi>
          <math:mi>T</math:mi>
        </math:msup>
      </math:mrow>
      <math:mi>W</math:mi>
      <math:mi>h</math:mi>
    </math:mrow>
    <math:annotation math:encoding="StarMath 5.0">E(v,h;%theta) = - {{1} over {2}} v^T L v - {1} over {2} h^{T} J h - v^{T} W h</math:annotation>
  </math:semantics>
</math:math>
</file>

<file path=Object 9/content.xml><?xml version="1.0" encoding="utf-8"?>
<!DOCTYPE math  PUBLIC '-//OpenOffice.org//DTD Modified W3C MathML 1.01//EN'  'math.dtd'>
<math:math xmlns:math="http://www.w3.org/1998/Math/MathML">
  <math:semantics>
    <math:mrow>
      <math:mi>p</math:mi>
      <math:mrow>
        <math:mrow>
          <math:mrow>
            <math:mo math:stretchy="false">(</math:mo>
            <math:mrow>
              <math:mi>v</math:mi>
              <math:mi>;</math:mi>
              <math:mo math:stretchy="false">θ</math:mo>
            </math:mrow>
            <math:mo math:stretchy="false">)</math:mo>
          </math:mrow>
          <math:mo math:stretchy="false">=</math:mo>
          <math:mfrac>
            <math:mrow>
              <math:msup>
                <math:mi>p</math:mi>
                <math:mrow/>
              </math:msup>
              <math:mrow>
                <math:mo math:stretchy="false">(</math:mo>
                <math:mrow>
                  <math:mi>v</math:mi>
                  <math:mi>;</math:mi>
                  <math:mo math:stretchy="false">θ</math:mo>
                </math:mrow>
                <math:mo math:stretchy="false">)</math:mo>
              </math:mrow>
            </math:mrow>
            <math:mrow>
              <math:mi>Z</math:mi>
              <math:mrow>
                <math:mo math:stretchy="false">(</math:mo>
                <math:mo math:stretchy="false">θ</math:mo>
                <math:mo math:stretchy="false">)</math:mo>
              </math:mrow>
            </math:mrow>
          </math:mfrac>
        </math:mrow>
        <math:mo math:stretchy="false">=</math:mo>
        <math:mfrac>
          <math:mn>1</math:mn>
          <math:mrow>
            <math:mi>Z</math:mi>
            <math:mrow>
              <math:mo math:stretchy="false">(</math:mo>
              <math:mo math:stretchy="false">θ</math:mo>
              <math:mo math:stretchy="false">)</math:mo>
            </math:mrow>
          </math:mrow>
        </math:mfrac>
      </math:mrow>
      <math:mrow>
        <math:msub>
          <math:mo math:stretchy="false">∑</math:mo>
          <math:mi>h</math:mi>
        </math:msub>
        <math:mi>exp</math:mi>
      </math:mrow>
      <math:mrow>
        <math:mo math:stretchy="false">(</math:mo>
        <math:mrow>
          <math:mrow>
            <math:mo math:stretchy="false">−</math:mo>
            <math:mi>E</math:mi>
          </math:mrow>
          <math:mrow>
            <math:mo math:stretchy="false">(</math:mo>
            <math:mrow>
              <math:mi>v</math:mi>
              <math:mi>,</math:mi>
              <math:mi>h</math:mi>
              <math:mi>;</math:mi>
              <math:mo math:stretchy="false">θ</math:mo>
            </math:mrow>
            <math:mo math:stretchy="false">)</math:mo>
          </math:mrow>
        </math:mrow>
        <math:mo math:stretchy="false">)</math:mo>
      </math:mrow>
    </math:mrow>
    <math:annotation math:encoding="StarMath 5.0">p(v;%theta) = { p^{*}(v;%theta) } over { Z(%theta) }
= {1} over { Z(%theta) } sum_{h} exp( - E(v,h;%theta) )</math:annotation>
  </math:semantics>
</math:math>
</file>